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2977AED6DE28E66DD25.png" manifest:media-type="image/png"/>
  <manifest:file-entry manifest:full-path="Pictures/100002010000055600000297D1553EFD9E45CD9D.png" manifest:media-type="image/png"/>
  <manifest:file-entry manifest:full-path="Pictures/100002010000055600000297ECC1BD4939A0CA84.png" manifest:media-type="image/png"/>
  <manifest:file-entry manifest:full-path="Pictures/10000201000005560000029718558EAF561228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4.187cm, 2.506cm, 3.884cm, 2.629cm)" draw:image-opacity="100%" style:mirror="none"/>
    </style:style>
    <style:style style:name="gr2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4.312cm, 2.13cm, 3.883cm, 2.753cm)" draw:image-opacity="100%" style:mirror="none"/>
    </style:style>
    <style:style style:name="gr3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4.061cm, 2.381cm, 4.01cm, 2.627cm)" draw:image-opacity="100%" style:mirror="none"/>
    </style:style>
    <style:style style:name="gr4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4.062cm, 2.378cm, 4.009cm, 2.755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2.645cm" svg:height="4.369cm" svg:x="9.754cm" svg:y="1.4cm">
          <draw:image xlink:href="Pictures/100002010000055600000297D1553EFD9E45CD9D.png" xlink:type="simple" xlink:show="embed" xlink:actuate="onLoad">
            <text:p/>
          </draw:image>
        </draw:frame>
        <draw:frame draw:style-name="gr2" draw:text-style-name="P1" draw:layer="layout" svg:width="12.646cm" svg:height="4.307cm" svg:x="9.754cm" svg:y="6.019cm">
          <draw:image xlink:href="Pictures/10000201000005560000029718558EAF56122802.png" xlink:type="simple" xlink:show="embed" xlink:actuate="onLoad">
            <text:p/>
          </draw:image>
        </draw:frame>
        <draw:frame draw:style-name="gr3" draw:text-style-name="P1" draw:layer="layout" svg:width="12.7cm" svg:height="4.368cm" svg:x="9.7cm" svg:y="15.132cm">
          <draw:image xlink:href="Pictures/100002010000055600000297ECC1BD4939A0CA84.png" xlink:type="simple" xlink:show="embed" xlink:actuate="onLoad">
            <text:p/>
          </draw:image>
        </draw:frame>
        <draw:frame draw:style-name="gr4" draw:text-style-name="P1" draw:layer="layout" svg:width="12.646cm" svg:height="4.369cm" svg:x="9.7cm" svg:y="10.513cm">
          <draw:image xlink:href="Pictures/1000020100000556000002977AED6DE28E66DD25.png" xlink:type="simple" xlink:show="embed" xlink:actuate="onLoad">
            <text:p/>
          </draw:image>
        </draw:frame>
        <draw:frame draw:style-name="gr5" draw:text-style-name="P2" draw:layer="layout" svg:width="5.3cm" svg:height="0.962cm" svg:x="1cm" svg:y="19.038cm">
          <draw:text-box>
            <text:p>Filtros(5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23:41:21.193923219</meta:creation-date>
    <dc:date>2020-05-12T23:49:11.351232392</dc:date>
    <meta:editing-duration>PT7M50S</meta:editing-duration>
    <meta:editing-cycles>1</meta:editing-cycles>
    <meta:document-statistic meta:object-count="5"/>
    <meta:generator>LibreOffice/6.0.7.3$Linux_X86_64 LibreOffice_project/00m0$Build-3</meta:generator>
  </office:meta>
</office:document-meta>
</file>